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Holy Gospel</text:span></text:p>
            <text:p text:style-name="P1"><text:span text:style-name="T2">John 16:12–2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12</text:span><text:span text:style-name="T4">“I still have many things to say to you, but you cannot bear them now. </text:span><text:span text:style-name="T3">13</text:span><text:span text:style-name="T4">When the Spirit of truth comes, he will guide you into all the truth, for he will not speak on his own authority, but whatever he hears he will spea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4">and he will declare to you the things that are to come. </text:span><text:span text:style-name="T3">14</text:span><text:span text:style-name="T4">He will glorify me, for he will take what is mine and declare it to you. </text:span><text:span text:style-name="T3">15</text:span><text:span text:style-name="T4">All that the Father has is mine; therefore I said that he will take what is mine and declare it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5.146cm" svg:height="9.269cm" svg:x="1.524cm" svg:y="0.508cm">
          <draw:text-box>
            <text:p text:style-name="P4"><text:span text:style-name="T3">16</text:span><text:span text:style-name="T4">“A little while, and you will see me no longer; and again a little while, and you will see me.” </text:span><text:span text:style-name="T3">17</text:span><text:span text:style-name="T4">So some of his disciples said to one another, “What is this that he says to us, ‘A little while, and you will not see me, and again a little while, and you will see me’;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25.146cm" svg:height="6.263cm" svg:x="1.524cm" svg:y="0.508cm">
          <draw:text-box>
            <text:p text:style-name="P4"><text:span text:style-name="T4">and, ‘because I am going to the Father’?” </text:span><text:span text:style-name="T3">18</text:span><text:span text:style-name="T4">So they were saying, “What does he mean by ‘a little while’? We do not know what he is talking about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19</text:span><text:span text:style-name="T4">Jesus knew that they wanted to ask him, so he said to them, “Is this what you are asking yourselves, what I meant by saying, ‘A little while and you will not see me, and again a little while and you will see me’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5.146cm" svg:height="4.76cm" svg:x="1.524cm" svg:y="0.508cm">
          <draw:text-box>
            <text:p text:style-name="P4"><text:span text:style-name="T3">20</text:span><text:span text:style-name="T4">Truly, truly, I say to you, you will weep and lament, but the world will rejoice. You will be sorrowful, but your sorrow will turn into jo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21</text:span><text:span text:style-name="T4">When a woman is giving birth, she has sorrow because her hour has come, but when she has delivered the baby, she no longer remembers the anguish, for joy that a human being has been born into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5" draw:layer="layout" svg:width="25.146cm" svg:height="4.76cm" svg:x="1.524cm" svg:y="0.508cm">
          <draw:text-box>
            <text:p text:style-name="P4"><text:span text:style-name="T3">22</text:span><text:span text:style-name="T4">So also you have sorrow now, but I will see you again and your hearts will rejoice, and no one will take your joy from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4:13:46.660000000</meta:creation-date>
    <dc:date>2016-04-21T10:52:37.508000000</dc:date>
    <meta:editing-duration>PT1M24S</meta:editing-duration>
    <meta:editing-cycles>4</meta:editing-cycles>
    <meta:generator>LibreOffice/5.1.1.3$Windows_X86_64 LibreOffice_project/89f508ef3ecebd2cfb8e1def0f0ba9a803b88a6d</meta:generator>
    <meta:document-statistic meta:object-count="48"/>
  </office:meta>
</office:document-meta>
</file>